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000000148974434E164EEDF5F.png" manifest:media-type="image/png"/>
  <manifest:file-entry manifest:full-path="Pictures/100002010000042700000240CC34846A090ED3B8.png" manifest:media-type="image/png"/>
  <manifest:file-entry manifest:full-path="Pictures/100002010000025A0000010D5A45AE479B1BED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paragraph" svg:width="15.279cm" svg:height="9.618cm" draw:z-index="0"><draw:image xlink:href="Pictures/100002010000042700000240CC34846A090ED3B8.png" xlink:type="simple" xlink:show="embed" xlink:actuate="onLoad" loext:mime-type="image/png"/></draw:frame></text:p>
      <text:p text:style-name="Standard"/>
      <text:p text:style-name="Standard"><draw:frame draw:style-name="fr2" draw:name="Imagen2" text:anchor-type="paragraph" svg:width="15.928cm" svg:height="7.117cm" draw:z-index="1"><draw:image xlink:href="Pictures/100002010000025A0000010D5A45AE479B1BED75.png" xlink:type="simple" xlink:show="embed" xlink:actuate="onLoad" loext:mime-type="image/png"/></draw:frame></text:p>
      <text:p text:style-name="Standard"><draw:frame draw:style-name="fr3" draw:name="Imagen4" text:anchor-type="paragraph" svg:x="1.113cm" svg:y="4.63cm" svg:width="16.51cm" svg:height="8.678cm" draw:z-index="3"><draw:image xlink:href="Pictures/100002010000027000000148974434E164EEDF5F.png" xlink:type="simple" xlink:show="embed" xlink:actuate="onLoad" loext:mime-type="image/png"/></draw:frame></text:p>
      <text:p text:style-name="Standard"><draw:frame draw:style-name="fr3" draw:name="Imagen3" text:anchor-type="paragraph" svg:x="0.669cm" svg:y="3.598cm" svg:width="16.51cm" svg:height="8.678cm" draw:z-index="2"><draw:image xlink:href="Pictures/100002010000027000000148974434E164EEDF5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13:21:05.210532182</meta:creation-date>
    <dc:date>2020-05-25T13:25:26.537996335</dc:date>
    <meta:editing-duration>PT4M27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6.1.5.2$Linux_X86_64 LibreOffice_project/10$Build-2</meta:generator>
  </office:meta>
</office:document-meta>
</file>